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811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6"/>
    <style:style style:name="ce2" style:family="table-cell" style:parent-style-name="Default" style:data-style-name="N0"/>
    <style:style style:name="ce3" style:family="table-cell" style:parent-style-name="Default" style:data-style-name="N116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</table:table-row>
        <table:table-row table:style-name="ro1">
          <table:table-cell office:value-type="string">
            <text:p>Test Runs:</text:p>
          </table:table-cell>
          <table:table-cell table:style-name="ce2" office:value-type="float" office:value="10000">
            <text:p>1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aseline (only obvious):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308">
            <text:p>30.8%</text:p>
          </table:table-cell>
          <table:table-cell/>
        </table:table-row>
        <table:table-row table:style-name="ro1">
          <table:table-cell/>
          <table:table-cell office:value-type="percentage" office:value="0.305">
            <text:p>30.5%</text:p>
          </table:table-cell>
          <table:table-cell/>
        </table:table-row>
        <table:table-row table:style-name="ro1">
          <table:table-cell/>
          <table:table-cell office:value-type="percentage" office:value="0.299">
            <text:p>29.9%</text:p>
          </table:table-cell>
          <table:table-cell/>
        </table:table-row>
        <table:table-row table:style-name="ro1">
          <table:table-cell/>
          <table:table-cell office:value-type="percentage" office:value="0.305">
            <text:p>30.5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formula="oooc:=AVERAGE([.B5:.B9])" office:value-type="percentage" office:value="0.30425">
            <text:p>30.4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educated guesses: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325">
            <text:p>32.5%</text:p>
          </table:table-cell>
          <table:table-cell office:value-type="percentage" office:value="0.3293">
            <text:p>32.9%</text:p>
          </table:table-cell>
        </table:table-row>
        <table:table-row table:style-name="ro1">
          <table:table-cell/>
          <table:table-cell office:value-type="percentage" office:value="0.317">
            <text:p>31.7%</text:p>
          </table:table-cell>
          <table:table-cell office:value-type="percentage" office:value="0.3268">
            <text:p>32.7%</text:p>
          </table:table-cell>
        </table:table-row>
        <table:table-row table:style-name="ro1">
          <table:table-cell/>
          <table:table-cell office:value-type="percentage" office:value="0.33">
            <text:p>33.0%</text:p>
          </table:table-cell>
          <table:table-cell office:value-type="percentage" office:value="0.3226">
            <text:p>32.3%</text:p>
          </table:table-cell>
        </table:table-row>
        <table:table-row table:style-name="ro1">
          <table:table-cell/>
          <table:table-cell office:value-type="percentage" office:value="0.321">
            <text:p>32.1%</text:p>
          </table:table-cell>
          <table:table-cell office:value-type="percentage" office:value="0.3329">
            <text:p>33.3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formula="oooc:=AVERAGE([.B13:.B17])" office:value-type="percentage" office:value="0.32325">
            <text:p>32.3%</text:p>
          </table:table-cell>
          <table:table-cell table:style-name="ce3" table:formula="oooc:=AVERAGE([.C13:.C17])" office:value-type="percentage" office:value="0.3279">
            <text:p>32.8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dependency clearing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448">
            <text:p>44.8%</text:p>
          </table:table-cell>
          <table:table-cell/>
        </table:table-row>
        <table:table-row table:style-name="ro1">
          <table:table-cell/>
          <table:table-cell office:value-type="percentage" office:value="0.4476">
            <text:p>44.8%</text:p>
          </table:table-cell>
          <table:table-cell/>
        </table:table-row>
        <table:table-row table:style-name="ro1">
          <table:table-cell/>
          <table:table-cell office:value-type="percentage" office:value="0.4567">
            <text:p>45.7%</text:p>
          </table:table-cell>
          <table:table-cell/>
        </table:table-row>
        <table:table-row table:style-name="ro1">
          <table:table-cell/>
          <table:table-cell office:value-type="percentage" office:value="0.437">
            <text:p>43.7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formula="oooc:=AVERAGE([.B21:.B25])" office:value-type="percentage" office:value="0.447325">
            <text:p>44.7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combination checking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>
            <text:p>Under 10</text:p>
          </table:table-cell>
          <table:table-cell office:value-type="string">
            <text:p>Under 20</text:p>
          </table:table-cell>
        </table:table-row>
        <table:table-row table:style-name="ro1">
          <table:table-cell/>
          <table:table-cell office:value-type="percentage" office:value="0.4675">
            <text:p>46.8%</text:p>
          </table:table-cell>
          <table:table-cell office:value-type="percentage" office:value="0.4845">
            <text:p>48.5%</text:p>
          </table:table-cell>
        </table:table-row>
        <table:table-row table:style-name="ro1">
          <table:table-cell/>
          <table:table-cell office:value-type="percentage" office:value="0.4665">
            <text:p>46.7%</text:p>
          </table:table-cell>
          <table:table-cell office:value-type="percentage" office:value="0.4689">
            <text:p>46.9%</text:p>
          </table:table-cell>
        </table:table-row>
        <table:table-row table:style-name="ro1">
          <table:table-cell/>
          <table:table-cell office:value-type="percentage" office:value="0.4819">
            <text:p>48.2%</text:p>
          </table:table-cell>
          <table:table-cell office:value-type="percentage" office:value="0.4866">
            <text:p>48.7%</text:p>
          </table:table-cell>
        </table:table-row>
        <table:table-row table:style-name="ro1">
          <table:table-cell/>
          <table:table-cell office:value-type="percentage" office:value="0.4776">
            <text:p>47.8%</text:p>
          </table:table-cell>
          <table:table-cell office:value-type="percentage" office:value="0.477">
            <text:p>47.7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formula="oooc:=AVERAGE([.B30:.B33])" office:value-type="percentage" office:value="0.473375">
            <text:p>47.3%</text:p>
          </table:table-cell>
          <table:table-cell table:style-name="ce3" table:formula="oooc:=AVERAGE([.C30:.C33])" office:value-type="percentage" office:value="0.47925">
            <text:p>47.9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dependency flagging</text:p>
          </table:table-cell>
          <table:table-cell table:number-columns-repeated="2"/>
        </table:table-row>
        <table:table-row table:style-name="ro1">
          <table:table-cell/>
          <table:table-cell office:value-type="percentage" office:value="0.5049">
            <text:p>50.5%</text:p>
          </table:table-cell>
          <table:table-cell/>
        </table:table-row>
        <table:table-row table:style-name="ro1">
          <table:table-cell/>
          <table:table-cell office:value-type="percentage" office:value="0.5002">
            <text:p>50.0%</text:p>
          </table:table-cell>
          <table:table-cell/>
        </table:table-row>
        <table:table-row table:style-name="ro1">
          <table:table-cell/>
          <table:table-cell office:value-type="percentage" office:value="0.5059">
            <text:p>50.6%</text:p>
          </table:table-cell>
          <table:table-cell/>
        </table:table-row>
        <table:table-row table:style-name="ro1">
          <table:table-cell/>
          <table:table-cell office:value-type="percentage" office:value="0.4968">
            <text:p>49.7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table:formula="oooc:=AVERAGE([.B38:.B41])" office:value-type="percentage" office:value="0.50195">
            <text:p>50.2%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With enhanced combination checking (flag all = possible and uncover all = 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der 10</text:p>
          </table:table-cell>
          <table:table-cell office:value-type="string">
            <text:p>Under 20</text:p>
          </table:table-cell>
        </table:table-row>
        <table:table-row table:style-name="ro1">
          <table:table-cell/>
          <table:table-cell office:value-type="percentage" office:value="0.5142">
            <text:p>51.4%</text:p>
          </table:table-cell>
          <table:table-cell/>
        </table:table-row>
        <table:table-row table:style-name="ro1">
          <table:table-cell/>
          <table:table-cell office:value-type="percentage" office:value="0.5054">
            <text:p>50.5%</text:p>
          </table:table-cell>
          <table:table-cell/>
        </table:table-row>
        <table:table-row table:style-name="ro1">
          <table:table-cell/>
          <table:table-cell office:value-type="percentage" office:value="0.5099">
            <text:p>51.0%</text:p>
          </table:table-cell>
          <table:table-cell/>
        </table:table-row>
        <table:table-row table:style-name="ro1" table:number-rows-repeated="6548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3" table:style-name="ta1" table:print="false">
        <office:forms form:automatic-focus="false" form:apply-design-mode="false"/>
        <table:table-column table:style-name="co2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Test Runs:</text:p>
          </table:table-cell>
          <table:table-cell table:style-name="ce2" office:value-type="float" office:value="50000">
            <text:p>50000</text:p>
          </table:table-cell>
          <table:table-cell/>
          <table:table-cell>
            <draw:frame table:end-cell-address="Sheet3.M26" table:end-x="0.7705in" table:end-y="0.0634in" draw:z-index="0" draw:style-name="gr1" svg:width="8.3295in" svg:height="4.8051in" svg:x="0.4421in" svg:y="0.0071in">
              <draw:object draw:notify-on-update-of-ranges="Sheet3.A5:Sheet3.A5 Sheet3.C5:Sheet3.C5 Sheet3.A6:Sheet3.A6 Sheet3.C6:Sheet3.C6 Sheet3.A7:Sheet3.A7 Sheet3.C7:Sheet3.C7 Sheet3.A8:Sheet3.A8 Sheet3.C8:Sheet3.C8 Sheet3.A9:Sheet3.A9 Sheet3.C9:Sheet3.C9 Sheet3.A10:Sheet3.A10 Sheet3.C10:Sheet3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office:value-type="percentage" office:value="0">
            <text:p>0.00%</text:p>
          </table:table-cell>
          <table:table-cell table:number-columns-repeated="2"/>
        </table:table-row>
        <table:table-row table:style-name="ro1">
          <table:table-cell office:value-type="string">
            <text:p>Baseline (only obvious)</text:p>
          </table:table-cell>
          <table:table-cell office:value-type="percentage" office:value="0.30322">
            <text:p>30.32%</text:p>
          </table:table-cell>
          <table:table-cell table:formula="oooc:=[.B5]-[.B4]" office:value-type="percentage" office:value="0.30322">
            <text:p>30.32%</text:p>
          </table:table-cell>
          <table:table-cell/>
        </table:table-row>
        <table:table-row table:style-name="ro1">
          <table:table-cell office:value-type="string">
            <text:p>With educated guesses</text:p>
          </table:table-cell>
          <table:table-cell office:value-type="percentage" office:value="0.32428">
            <text:p>32.43%</text:p>
          </table:table-cell>
          <table:table-cell table:formula="oooc:=[.B6]-[.B5]" office:value-type="percentage" office:value="0.02106">
            <text:p>2.11%</text:p>
          </table:table-cell>
          <table:table-cell/>
        </table:table-row>
        <table:table-row table:style-name="ro1">
          <table:table-cell office:value-type="string">
            <text:p>With dependency clearing</text:p>
          </table:table-cell>
          <table:table-cell office:value-type="percentage" office:value="0.45226">
            <text:p>45.23%</text:p>
          </table:table-cell>
          <table:table-cell table:formula="oooc:=[.B7]-[.B6]" office:value-type="percentage" office:value="0.12798">
            <text:p>12.80%</text:p>
          </table:table-cell>
          <table:table-cell/>
        </table:table-row>
        <table:table-row table:style-name="ro1">
          <table:table-cell office:value-type="string">
            <text:p>With dependency flagging</text:p>
          </table:table-cell>
          <table:table-cell office:value-type="percentage" office:value="0.49034">
            <text:p>49.03%</text:p>
          </table:table-cell>
          <table:table-cell table:formula="oooc:=[.B8]-[.B7]" office:value-type="percentage" office:value="0.03808">
            <text:p>3.81%</text:p>
          </table:table-cell>
          <table:table-cell/>
        </table:table-row>
        <table:table-row table:style-name="ro1">
          <table:table-cell office:value-type="string">
            <text:p>With combination checking at 10</text:p>
          </table:table-cell>
          <table:table-cell office:value-type="percentage" office:value="0.50556">
            <text:p>50.56%</text:p>
          </table:table-cell>
          <table:table-cell table:formula="oooc:=[.B9]-[.B8]" office:value-type="percentage" office:value="0.01522">
            <text:p>1.52%</text:p>
          </table:table-cell>
          <table:table-cell/>
        </table:table-row>
        <table:table-row table:style-name="ro1">
          <table:table-cell office:value-type="string">
            <text:p>With combination checking at 20</text:p>
          </table:table-cell>
          <table:table-cell office:value-type="percentage" office:value="0.51236">
            <text:p>51.24%</text:p>
          </table:table-cell>
          <table:table-cell table:formula="oooc:=[.B10]-[.B9]" office:value-type="percentage" office:value="0.00679999999999992">
            <text:p>0.68%</text:p>
          </table:table-cell>
          <table:table-cell/>
        </table:table-row>
        <table:table-row table:style-name="ro1" table:number-rows-repeated="6552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uman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>
            <text:p>HUMAN</text:p>
          </table:table-cell>
        </table:table-row>
        <table:table-row table:style-name="ro1">
          <table:table-cell/>
          <table:table-cell office:value-type="string">
            <text:p>Total Games: 47</text:p>
          </table:table-cell>
        </table:table-row>
        <table:table-row table:style-name="ro1">
          <table:table-cell/>
          <table:table-cell office:value-type="string">
            <text:p>Games Won: 15</text:p>
          </table:table-cell>
        </table:table-row>
        <table:table-row table:style-name="ro1">
          <table:table-cell/>
          <table:table-cell office:value-type="string">
            <text:p>Games Lost: 32</text:p>
          </table:table-cell>
        </table:table-row>
        <table:table-row table:style-name="ro1">
          <table:table-cell/>
          <table:table-cell office:value-type="string">
            <text:p>Success Rate: 31.914894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5">10/05/2008</text:date>, <text:time>23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lay Anderson</meta:initial-creator>
    <meta:creation-date>2008-09-23T07:11:07</meta:creation-date>
    <dc:creator>Clay Anderson</dc:creator>
    <dc:date>2008-10-05T23:51:20</dc:date>
    <meta:editing-cycles>19</meta:editing-cycles>
    <meta:editing-duration>P12DT16H25M3S</meta:editing-duration>
    <meta:user-defined meta:name="Info 1"/>
    <meta:user-defined meta:name="Info 2"/>
    <meta:user-defined meta:name="Info 3"/>
    <meta:user-defined meta:name="Info 4"/>
    <meta:document-statistic meta:table-count="3" meta:cell-count="7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1.158cm" svg:height="12.206cm" chart:class="chart:bar" chart:style-name="ch1">
        <chart:title svg:x="8.131cm" svg:y="0.244cm" chart:style-name="ch2">
          <text:p>Cumulative Performance</text:p>
        </chart:title>
        <chart:legend chart:legend-position="end" svg:x="15.958cm" svg:y="4.647cm" chart:style-name="ch3"/>
        <chart:plot-area chart:style-name="ch4" table:cell-range-address="Sheet3.A5:Sheet3.A10 Sheet3.C5:Sheet3.C10" chart:data-source-has-labels="row" svg:x="0.423cm" svg:y="1.071cm" svg:width="15.112cm" svg:height="10.64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3.C5:Sheet3.C5" chart:label-cell-address="Sheet3.A5:Sheet3.A5" chart:class="chart:bar">
            <chart:data-point/>
          </chart:series>
          <chart:series chart:style-name="ch9" chart:values-cell-range-address="Sheet3.C6:Sheet3.C6" chart:label-cell-address="Sheet3.A6:Sheet3.A6" chart:class="chart:bar">
            <chart:data-point/>
          </chart:series>
          <chart:series chart:style-name="ch10" chart:values-cell-range-address="Sheet3.C7:Sheet3.C7" chart:label-cell-address="Sheet3.A7:Sheet3.A7" chart:class="chart:bar">
            <chart:data-point/>
          </chart:series>
          <chart:series chart:style-name="ch11" chart:values-cell-range-address="Sheet3.C8:Sheet3.C8" chart:label-cell-address="Sheet3.A8:Sheet3.A8" chart:class="chart:bar">
            <chart:data-point/>
          </chart:series>
          <chart:series chart:style-name="ch12" chart:values-cell-range-address="Sheet3.C9:Sheet3.C9" chart:label-cell-address="Sheet3.A9:Sheet3.A9" chart:class="chart:bar">
            <chart:data-point/>
          </chart:series>
          <chart:series chart:style-name="ch13" chart:values-cell-range-address="Sheet3.C10:Sheet3.C10" chart:label-cell-address="Sheet3.A10:Sheet3.A10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 (only obvious)</text:p>
              </table:table-cell>
              <table:table-cell office:value-type="string">
                <text:p>With educated guesses</text:p>
              </table:table-cell>
              <table:table-cell office:value-type="string">
                <text:p>With dependency clearing</text:p>
              </table:table-cell>
              <table:table-cell office:value-type="string">
                <text:p>With dependency flagging</text:p>
              </table:table-cell>
              <table:table-cell office:value-type="string">
                <text:p>With combination checking at 10</text:p>
              </table:table-cell>
              <table:table-cell office:value-type="string">
                <text:p>With combination checking at 2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0322">
                <text:p>0.30322</text:p>
              </table:table-cell>
              <table:table-cell office:value-type="float" office:value="0.02106">
                <text:p>0.02106</text:p>
              </table:table-cell>
              <table:table-cell office:value-type="float" office:value="0.12798">
                <text:p>0.12798</text:p>
              </table:table-cell>
              <table:table-cell office:value-type="float" office:value="0.03808">
                <text:p>0.03808</text:p>
              </table:table-cell>
              <table:table-cell office:value-type="float" office:value="0.01522">
                <text:p>0.01522</text:p>
              </table:table-cell>
              <table:table-cell office:value-type="float" office:value="0.00679999999999992">
                <text:p>0.00679999999999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